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900000144039C6189AC9DD4F1.png" manifest:media-type="image/png"/>
  <manifest:file-entry manifest:full-path="Pictures/1000000100000217000002A43C7A8780EEE42D02.png" manifest:media-type="image/png"/>
  <manifest:file-entry manifest:full-path="Pictures/10000001000001BE000002480D91C71CCE122278.png" manifest:media-type="image/png"/>
  <manifest:file-entry manifest:full-path="Pictures/10000001000001960000018D68B13F7D0C9A0FC5.png" manifest:media-type="image/png"/>
  <manifest:file-entry manifest:full-path="Pictures/1000000100000194000000D6420F980430319326.png" manifest:media-type="image/png"/>
  <manifest:file-entry manifest:full-path="Pictures/100000010000017B000001C04A8E8C7DB2A67FF0.png" manifest:media-type="image/png"/>
  <manifest:file-entry manifest:full-path="Pictures/1000000100000198000000C647AA869FAC71C648.png" manifest:media-type="image/png"/>
  <manifest:file-entry manifest:full-path="Pictures/10000001000001BF000000C4D64CE6349EB344FC.png" manifest:media-type="image/png"/>
  <manifest:file-entry manifest:full-path="Pictures/10000001000001DF000000EB7A75300433515BA8.png" manifest:media-type="image/png"/>
  <manifest:file-entry manifest:full-path="Pictures/10000001000001AB0000029AF4A6A8745259A36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mes_20_new_20_romans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Times_20_new_20_romans">
      <style:text-properties fo:font-size="18pt" style:text-underline-style="solid" style:text-underline-width="auto" style:text-underline-color="font-color" fo:font-weight="bold" officeooo:paragraph-rsid="001e3695" style:font-size-asian="18pt" style:font-weight-asian="bold" style:font-size-complex="18pt" style:font-weight-complex="bold"/>
    </style:style>
    <style:style style:name="P3" style:family="paragraph" style:parent-style-name="Times_20_new_20_romans">
      <style:text-properties fo:font-size="18pt" style:text-underline-style="solid" style:text-underline-width="auto" style:text-underline-color="font-color" fo:font-weight="bold" officeooo:paragraph-rsid="001fb2f8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Output</text:p>
      <text:p text:style-name="P1"><draw:frame draw:style-name="fr1" draw:name="Image1" text:anchor-type="char" svg:x="-0.859cm" svg:y="0.27cm" svg:width="11.576cm" svg:height="18.699cm" draw:z-index="0"><draw:image xlink:href="Pictures/10000001000001AB0000029AF4A6A8745259A36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/>
      <text:p text:style-name="P2">Output</text:p>
      <text:p text:style-name="P1"/>
      <text:p text:style-name="P1"><draw:frame draw:style-name="fr1" draw:name="Image2" text:anchor-type="char" svg:x="-0.693cm" svg:y="0.64cm" svg:width="11.827cm" svg:height="6.156cm" draw:z-index="1"><draw:image xlink:href="Pictures/10000001000001BF000000C4D64CE6349EB344F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>Output</text:p>
      <text:p text:style-name="P2"/>
      <text:p text:style-name="P2"><draw:frame draw:style-name="fr1" draw:name="Image3" text:anchor-type="char" svg:x="0.377cm" svg:y="0.72cm" svg:width="10.689cm" svg:height="7.112cm" draw:z-index="2"><draw:image xlink:href="Pictures/1000000100000194000000D6420F98043031932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Output</text:p>
      <text:p text:style-name="P2"/>
      <text:p text:style-name="P2"><draw:frame draw:style-name="fr1" draw:name="Image4" text:anchor-type="char" svg:x="1.542cm" svg:y="0.72cm" svg:width="11.536cm" svg:height="11.793cm" draw:z-index="3"><draw:image xlink:href="Pictures/10000001000001960000018D68B13F7D0C9A0FC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Output</text:p>
      <text:p text:style-name="P2"><draw:frame draw:style-name="fr1" draw:name="Image5" text:anchor-type="char" svg:x="-0.813cm" svg:y="0.492cm" svg:width="11.483cm" svg:height="7.151cm" draw:z-index="4"><draw:image xlink:href="Pictures/1000000100000198000000C647AA869FAC71C64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Output</text:p>
      <text:p text:style-name="P2"/>
      <text:p text:style-name="P2"><draw:frame draw:style-name="fr1" draw:name="Image6" text:anchor-type="char" svg:x="-0.984cm" svg:y="0.132cm" svg:width="12.674cm" svg:height="7.061cm" draw:z-index="5"><draw:image xlink:href="Pictures/10000001000001DF000000EB7A75300433515BA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Output</text:p>
      <text:p text:style-name="P2"/>
      <text:p text:style-name="P2"><draw:frame draw:style-name="fr1" draw:name="Image7" text:anchor-type="char" svg:x="-0.707cm" svg:y="0.492cm" svg:width="12.541cm" svg:height="15.452cm" draw:z-index="6"><draw:image xlink:href="Pictures/10000001000001BE000002480D91C71CCE12227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8" text:anchor-type="char" svg:x="-1.27cm" svg:y="0.577cm" svg:width="11.074cm" svg:height="13.771cm" draw:z-index="7"><draw:image xlink:href="Pictures/100000010000017B000001C04A8E8C7DB2A67FF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Output</text:p>
      <text:p text:style-name="P3"/>
      <text:p text:style-name="P3"><draw:frame draw:style-name="fr1" draw:name="Image9" text:anchor-type="char" svg:x="-0.852cm" svg:y="0.185cm" svg:width="14.155cm" svg:height="19.537cm" draw:z-index="8"><draw:image xlink:href="Pictures/1000000100000217000002A43C7A8780EEE42D0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10" text:anchor-type="char" svg:x="-0.556cm" svg:y="0.217cm" svg:width="12.555cm" svg:height="10.058cm" draw:z-index="9"><draw:image xlink:href="Pictures/10000001000001C900000144039C6189AC9DD4F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mes_20_new_20_romans" style:display-name="Times new romans" style:family="paragraph" style:parent-style-name="Standard">
      <style:text-properties officeooo:rsid="001e3695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12:11:37.255523845</meta:creation-date>
    <dc:date>2023-12-18T12:26:55.147759881</dc:date>
    <meta:editing-duration>PT4M26S</meta:editing-duration>
    <meta:editing-cycles>1</meta:editing-cycles>
    <meta:generator>LibreOffice/7.3.7.2$Linux_X86_64 LibreOffice_project/30$Build-2</meta:generator>
    <meta:document-statistic meta:table-count="0" meta:image-count="10" meta:object-count="0" meta:page-count="10" meta:paragraph-count="8" meta:word-count="8" meta:character-count="48" meta:non-whitespace-character-count="48"/>
  </office:meta>
</office:document-meta>
</file>